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bient light" table:style-name="ta1" table:print="false">
        <table:table-column table:style-name="co1" table:default-cell-style-name="Default"/>
        <table:table-column table:style-name="co2" table:number-columns-repeated="15" table:default-cell-style-name="Default"/>
        <table:table-row table:style-name="ro1">
          <table:table-cell office:value-type="string">
            <text:p>Ambient light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3.5">
            <text:p>3.5</text:p>
          </table:table-cell>
          <table:table-cell office:value-type="string">
            <text:p>F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oltage (mV)</text:p>
          </table:table-cell>
          <table:table-cell office:value-type="string">
            <text:p>Time (h)</text:p>
          </table:table-cell>
          <table:table-cell office:value-type="string">
            <text:p>Time (m)</text:p>
          </table:table-cell>
          <table:table-cell/>
          <table:table-cell office:value-type="string">
            <text:p>Voltage (V)</text:p>
          </table:table-cell>
          <table:table-cell office:value-type="string">
            <text:p>Time (s)</text:p>
          </table:table-cell>
          <table:table-cell office:value-type="string">
            <text:p>Energy (J)</text:p>
          </table:table-cell>
          <table:table-cell office:value-type="string">
            <text:p>Rate (mW)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1">
            <text:p>1131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/>
          <table:table-cell table:formula="of:=[.B4]/1000" office:value-type="float" office:value="1.131">
            <text:p>1.131</text:p>
          </table:table-cell>
          <table:table-cell table:formula="of:=[.C4]*3600 + [.D4]*60" office:value-type="float" office:value="23400">
            <text:p>23400</text:p>
          </table:table-cell>
          <table:table-cell table:formula="of:=0.5*[.$H$2]*[.F4]*[.F4]" office:value-type="float" office:value="2.23853175">
            <text:p>2.238531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32">
            <text:p>1332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/>
          <table:table-cell table:formula="of:=[.B5]/1000" office:value-type="float" office:value="1.332">
            <text:p>1.332</text:p>
          </table:table-cell>
          <table:table-cell table:formula="of:=[.C5]*3600 + [.D5]*60" office:value-type="float" office:value="26100">
            <text:p>26100</text:p>
          </table:table-cell>
          <table:table-cell table:formula="of:=0.5*[.$H$2]*[.F5]*[.F5]" office:value-type="float" office:value="3.104892">
            <text:p>3.104892</text:p>
          </table:table-cell>
          <table:table-cell table:formula="of:=1000*([.H5]-[.H4])/([.G5]-[.G4])" office:value-type="float" office:value="0.320874166666667">
            <text:p>0.3208741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47">
            <text:p>1447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/>
          <table:table-cell table:formula="of:=[.B6]/1000" office:value-type="float" office:value="1.447">
            <text:p>1.447</text:p>
          </table:table-cell>
          <table:table-cell table:formula="of:=[.C6]*3600 + [.D6]*60" office:value-type="float" office:value="29640">
            <text:p>29640</text:p>
          </table:table-cell>
          <table:table-cell table:formula="of:=0.5*[.$H$2]*[.F6]*[.F6]" office:value-type="float" office:value="3.66416575">
            <text:p>3.66416575</text:p>
          </table:table-cell>
          <table:table-cell table:formula="of:=1000*([.H6]-[.H5])/([.G6]-[.G5])" office:value-type="float" office:value="0.157986935028249">
            <text:p>0.157986935</text:p>
          </table:table-cell>
          <table:table-cell table:number-columns-repeated="7"/>
        </table:table-row>
        <table:table-row table:style-name="ro1">
          <table:table-cell office:value-type="string">
            <text:p>Turned on light</text:p>
          </table:table-cell>
          <table:table-cell office:value-type="float" office:value="1449">
            <text:p>1449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/>
          <table:table-cell table:formula="of:=[.B7]/1000" office:value-type="float" office:value="1.449">
            <text:p>1.449</text:p>
          </table:table-cell>
          <table:table-cell table:formula="of:=[.C7]*3600 + [.D7]*60" office:value-type="float" office:value="31680">
            <text:p>31680</text:p>
          </table:table-cell>
          <table:table-cell table:formula="of:=0.5*[.$H$2]*[.F7]*[.F7]" office:value-type="float" office:value="3.67430175">
            <text:p>3.67430175</text:p>
          </table:table-cell>
          <table:table-cell table:formula="of:=1000*([.H7]-[.H6])/([.G7]-[.G6])" office:value-type="float" office:value="0.00496862745098046">
            <text:p>0.00496862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78">
            <text:p>1478</text:p>
          </table:table-cell>
          <table:table-cell office:value-type="float" office:value="9">
            <text:p>9</text:p>
          </table:table-cell>
          <table:table-cell office:value-type="float" office:value="56">
            <text:p>56</text:p>
          </table:table-cell>
          <table:table-cell/>
          <table:table-cell table:formula="of:=[.B8]/1000" office:value-type="float" office:value="1.478">
            <text:p>1.478</text:p>
          </table:table-cell>
          <table:table-cell table:formula="of:=[.C8]*3600 + [.D8]*60" office:value-type="float" office:value="35760">
            <text:p>35760</text:p>
          </table:table-cell>
          <table:table-cell table:formula="of:=0.5*[.$H$2]*[.F8]*[.F8]" office:value-type="float" office:value="3.822847">
            <text:p>3.822847</text:p>
          </table:table-cell>
          <table:table-cell table:formula="of:=1000*([.H8]-[.H7])/([.G8]-[.G7])" office:value-type="float" office:value="0.0364081495098037">
            <text:p>0.03640814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82">
            <text:p>1482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/>
          <table:table-cell table:formula="of:=[.B9]/1000" office:value-type="float" office:value="1.482">
            <text:p>1.482</text:p>
          </table:table-cell>
          <table:table-cell table:formula="of:=[.C9]*3600 + [.D9]*60" office:value-type="float" office:value="36420">
            <text:p>36420</text:p>
          </table:table-cell>
          <table:table-cell table:formula="of:=0.5*[.$H$2]*[.F9]*[.F9]" office:value-type="float" office:value="3.843567">
            <text:p>3.843567</text:p>
          </table:table-cell>
          <table:table-cell table:formula="of:=1000*([.H9]-[.H8])/([.G9]-[.G8])" office:value-type="float" office:value="0.0313939393939398">
            <text:p>0.0313939394</text:p>
          </table:table-cell>
          <table:table-cell table:number-columns-repeated="7"/>
        </table:table-row>
        <table:table-row table:style-name="ro1" table:number-rows-repeated="9">
          <table:table-cell table:number-columns-repeated="16"/>
        </table:table-row>
        <table:table-row table:style-name="ro1">
          <table:table-cell table:number-columns-repeated="15"/>
          <table:table-cell>
            <draw:frame table:end-cell-address="'Abient light'.W39" table:end-x="1.185cm" table:end-y="0.387cm" draw:z-index="1" draw:style-name="gr1" draw:text-style-name="P1" svg:width="15.999cm" svg:height="8.999cm" svg:x="0.993cm" svg:y="0.42cm">
              <draw:object draw:notify-on-update-of-ranges="'Abient light'.G4:'Abient light'.G101 'Abient light'.H3:'Abient light'.H3 'Abient light'.H4:'Abient light'.H10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table:number-columns-repeated="7"/>
          <table:table-cell>
            <draw:frame table:end-cell-address="'Abient light'.P40" table:end-x="0.015cm" table:end-y="0.197cm" draw:z-index="0" draw:style-name="gr1" draw:text-style-name="P1" svg:width="15.999cm" svg:height="8.998cm" svg:x="2.081cm" svg:y="0.232cm">
              <draw:object draw:notify-on-update-of-ranges="'Abient light'.G4:'Abient light'.G101 'Abient light'.F3:'Abient light'.F3 'Abient light'.F4:'Abient light'.F10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</table:table>
      <table:table table:name="Direct light" table:style-name="ta1" table:print="false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>
            <text:p>Direct light through the window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float" office:value="3.5">
            <text:p>3.5</text:p>
          </table:table-cell>
          <table:table-cell office:value-type="string">
            <text:p>F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Voltage (mV)</text:p>
          </table:table-cell>
          <table:table-cell office:value-type="string">
            <text:p>Time (h)</text:p>
          </table:table-cell>
          <table:table-cell office:value-type="string">
            <text:p>Time (m)</text:p>
          </table:table-cell>
          <table:table-cell/>
          <table:table-cell office:value-type="string">
            <text:p>Voltage (V)</text:p>
          </table:table-cell>
          <table:table-cell office:value-type="string">
            <text:p>Time (s)</text:p>
          </table:table-cell>
          <table:table-cell office:value-type="string">
            <text:p>Energy (J)</text:p>
          </table:table-cell>
          <table:table-cell office:value-type="string">
            <text:p>Rate (mW)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87">
            <text:p>1287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/>
          <table:table-cell table:formula="of:=[.B4]/1000" office:value-type="float" office:value="1.287">
            <text:p>1.287</text:p>
          </table:table-cell>
          <table:table-cell table:formula="of:=[.C4]*3600 + [.D4]*60" office:value-type="float" office:value="1740">
            <text:p>1740</text:p>
          </table:table-cell>
          <table:table-cell table:formula="of:=0.5*[.$H$2]*[.F4]*[.F4]" office:value-type="float" office:value="2.89864575">
            <text:p>2.898645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842">
            <text:p>1842</text:p>
          </table:table-cell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/>
          <table:table-cell table:formula="of:=[.B5]/1000" office:value-type="float" office:value="1.842">
            <text:p>1.842</text:p>
          </table:table-cell>
          <table:table-cell table:formula="of:=[.C5]*3600 + [.D5]*60" office:value-type="float" office:value="1860">
            <text:p>1860</text:p>
          </table:table-cell>
          <table:table-cell table:formula="of:=0.5*[.$H$2]*[.F5]*[.F5]" office:value-type="float" office:value="5.937687">
            <text:p>5.937687</text:p>
          </table:table-cell>
          <table:table-cell table:formula="of:=1000*([.H5]-[.H4])/([.G5]-[.G4])" office:value-type="float" office:value="25.32534375">
            <text:p>25.325343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90">
            <text:p>2490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/>
          <table:table-cell table:formula="of:=[.B6]/1000" office:value-type="float" office:value="2.49">
            <text:p>2.49</text:p>
          </table:table-cell>
          <table:table-cell table:formula="of:=[.C6]*3600 + [.D6]*60" office:value-type="float" office:value="1980">
            <text:p>1980</text:p>
          </table:table-cell>
          <table:table-cell table:formula="of:=0.5*[.$H$2]*[.F6]*[.F6]" office:value-type="float" office:value="10.850175">
            <text:p>10.850175</text:p>
          </table:table-cell>
          <table:table-cell table:formula="of:=1000*([.H6]-[.H5])/([.G6]-[.G5])" office:value-type="float" office:value="40.9374">
            <text:p>40.9374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50">
            <text:p>3350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/>
          <table:table-cell table:formula="of:=[.B7]/1000" office:value-type="float" office:value="3.35">
            <text:p>3.35</text:p>
          </table:table-cell>
          <table:table-cell table:formula="of:=[.C7]*3600 + [.D7]*60" office:value-type="float" office:value="2160">
            <text:p>2160</text:p>
          </table:table-cell>
          <table:table-cell table:formula="of:=0.5*[.$H$2]*[.F7]*[.F7]" office:value-type="float" office:value="19.639375">
            <text:p>19.639375</text:p>
          </table:table-cell>
          <table:table-cell table:formula="of:=1000*([.H7]-[.H6])/([.G7]-[.G6])" office:value-type="float" office:value="48.8288888888889">
            <text:p>48.82888888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330">
            <text:p>4330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/>
          <table:table-cell table:formula="of:=[.B8]/1000" office:value-type="float" office:value="4.33">
            <text:p>4.33</text:p>
          </table:table-cell>
          <table:table-cell table:formula="of:=[.C8]*3600 + [.D8]*60" office:value-type="float" office:value="2340">
            <text:p>2340</text:p>
          </table:table-cell>
          <table:table-cell table:formula="of:=0.5*[.$H$2]*[.F8]*[.F8]" office:value-type="float" office:value="32.810575">
            <text:p>32.810575</text:p>
          </table:table-cell>
          <table:table-cell table:formula="of:=1000*([.H8]-[.H7])/([.G8]-[.G7])" office:value-type="float" office:value="73.1733333333333">
            <text:p>73.17333333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60">
            <text:p>4860</text:p>
          </table:table-cell>
          <table:table-cell office:value-type="float" office:value="0">
            <text:p>0</text:p>
          </table:table-cell>
          <table:table-cell office:value-type="float" office:value="42">
            <text:p>42</text:p>
          </table:table-cell>
          <table:table-cell/>
          <table:table-cell table:formula="of:=[.B9]/1000" office:value-type="float" office:value="4.86">
            <text:p>4.86</text:p>
          </table:table-cell>
          <table:table-cell table:formula="of:=[.C9]*3600 + [.D9]*60" office:value-type="float" office:value="2520">
            <text:p>2520</text:p>
          </table:table-cell>
          <table:table-cell table:formula="of:=0.5*[.$H$2]*[.F9]*[.F9]" office:value-type="float" office:value="41.3343">
            <text:p>41.3343</text:p>
          </table:table-cell>
          <table:table-cell table:formula="of:=1000*([.H9]-[.H8])/([.G9]-[.G8])" office:value-type="float" office:value="47.3540277777778">
            <text:p>47.3540277778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00">
            <text:p>5100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/>
          <table:table-cell table:formula="of:=[.B10]/1000" office:value-type="float" office:value="5.1">
            <text:p>5.1</text:p>
          </table:table-cell>
          <table:table-cell table:formula="of:=[.C10]*3600 + [.D10]*60" office:value-type="float" office:value="2700">
            <text:p>2700</text:p>
          </table:table-cell>
          <table:table-cell table:formula="of:=0.5*[.$H$2]*[.F10]*[.F10]" office:value-type="float" office:value="45.5175">
            <text:p>45.5175</text:p>
          </table:table-cell>
          <table:table-cell table:formula="of:=1000*([.H10]-[.H9])/([.G10]-[.G9])" office:value-type="float" office:value="23.2399999999999">
            <text:p>23.24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50">
            <text:p>5150</text:p>
          </table:table-cell>
          <table:table-cell office:value-type="float" office:value="0">
            <text:p>0</text:p>
          </table:table-cell>
          <table:table-cell office:value-type="float" office:value="48">
            <text:p>48</text:p>
          </table:table-cell>
          <table:table-cell/>
          <table:table-cell table:formula="of:=[.B11]/1000" office:value-type="float" office:value="5.15">
            <text:p>5.15</text:p>
          </table:table-cell>
          <table:table-cell table:formula="of:=[.C11]*3600 + [.D11]*60" office:value-type="float" office:value="2880">
            <text:p>2880</text:p>
          </table:table-cell>
          <table:table-cell table:formula="of:=0.5*[.$H$2]*[.F11]*[.F11]" office:value-type="float" office:value="46.414375">
            <text:p>46.414375</text:p>
          </table:table-cell>
          <table:table-cell table:formula="of:=1000*([.H11]-[.H10])/([.G11]-[.G10])" office:value-type="float" office:value="4.98263888888898">
            <text:p>4.9826388889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40">
            <text:p>514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table:formula="of:=[.B12]/1000" office:value-type="float" office:value="5.14">
            <text:p>5.14</text:p>
          </table:table-cell>
          <table:table-cell table:formula="of:=[.C12]*3600 + [.D12]*60" office:value-type="float" office:value="3000">
            <text:p>3000</text:p>
          </table:table-cell>
          <table:table-cell table:formula="of:=0.5*[.$H$2]*[.F12]*[.F12]" office:value-type="float" office:value="46.2343">
            <text:p>46.2343</text:p>
          </table:table-cell>
          <table:table-cell table:formula="of:=1000*([.H12]-[.H11])/([.G12]-[.G11])" office:value-type="float" office:value="-1.50062500000014">
            <text:p>-1.500625</text:p>
          </table:table-cell>
          <table:table-cell table:number-columns-repeated="5"/>
        </table:table-row>
        <table:table-row table:style-name="ro1" table:number-rows-repeated="8">
          <table:table-cell table:number-columns-repeated="14"/>
        </table:table-row>
        <table:table-row table:style-name="ro1">
          <table:table-cell table:number-columns-repeated="13"/>
          <table:table-cell>
            <draw:frame table:end-cell-address="'Direct light'.W47" table:end-x="0.557cm" table:end-y="0.346cm" draw:z-index="1" draw:style-name="gr1" draw:text-style-name="P1" svg:width="19.341cm" svg:height="11.822cm" svg:x="1.539cm" svg:y="0.266cm">
              <draw:object draw:notify-on-update-of-ranges="'Direct light'.G4:'Direct light'.G101 'Direct light'.H3:'Direct light'.H3 'Direct light'.H4:'Direct light'.H101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table:number-columns-repeated="4"/>
          <table:table-cell>
            <draw:frame table:end-cell-address="'Direct light'.N47" table:end-x="1.679cm" table:end-y="0.064cm" draw:z-index="0" draw:style-name="gr1" draw:text-style-name="P1" svg:width="20.309cm" svg:height="11.248cm" svg:x="1.693cm" svg:y="0.106cm">
              <draw:object draw:notify-on-update-of-ranges="'Direct light'.G4:'Direct light'.G101 'Direct light'.F3:'Direct light'.F3 'Direct light'.F4:'Direct light'.F101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9"/>
        </table:table-row>
      </table:table>
      <table:table table:name="Discharging" table:style-name="ta1" table:print="false">
        <table:table-column table:style-name="co1" table:default-cell-style-name="Default"/>
        <table:table-column table:style-name="co2" table:number-columns-repeated="15" table:default-cell-style-name="Default"/>
        <table:table-row table:style-name="ro2">
          <table:table-cell office:value-type="string">
            <text:p>Dsicharging into 1Mz 328p and sllight LED flash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3.5">
            <text:p>3.5</text:p>
          </table:table-cell>
          <table:table-cell office:value-type="string">
            <text:p>F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Voltage (mV)</text:p>
          </table:table-cell>
          <table:table-cell office:value-type="string">
            <text:p>Time (h)</text:p>
          </table:table-cell>
          <table:table-cell office:value-type="string">
            <text:p>Time (m)</text:p>
          </table:table-cell>
          <table:table-cell/>
          <table:table-cell office:value-type="string">
            <text:p>Voltage (V)</text:p>
          </table:table-cell>
          <table:table-cell office:value-type="string">
            <text:p>Time (s)</text:p>
          </table:table-cell>
          <table:table-cell office:value-type="string">
            <text:p>Energy (J)</text:p>
          </table:table-cell>
          <table:table-cell office:value-type="string">
            <text:p>Rate (mW)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10">
            <text:p>4910</text:p>
          </table:table-cell>
          <table:table-cell office:value-type="float" office:value="0">
            <text:p>0</text:p>
          </table:table-cell>
          <table:table-cell office:value-type="float" office:value="52">
            <text:p>52</text:p>
          </table:table-cell>
          <table:table-cell/>
          <table:table-cell table:formula="of:=[.B4]/1000" office:value-type="float" office:value="4.91">
            <text:p>4.91</text:p>
          </table:table-cell>
          <table:table-cell table:formula="of:=[.C4]*3600 + [.D4]*60" office:value-type="float" office:value="3120">
            <text:p>3120</text:p>
          </table:table-cell>
          <table:table-cell table:formula="of:=0.5*[.$H$2]*[.F4]*[.F4]" office:value-type="float" office:value="42.189175">
            <text:p>42.18917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00">
            <text:p>380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[.B5]/1000" office:value-type="float" office:value="3.8">
            <text:p>3.8</text:p>
          </table:table-cell>
          <table:table-cell table:formula="of:=[.C5]*3600 + [.D5]*60" office:value-type="float" office:value="3780">
            <text:p>3780</text:p>
          </table:table-cell>
          <table:table-cell table:formula="of:=0.5*[.$H$2]*[.F5]*[.F5]" office:value-type="float" office:value="25.27">
            <text:p>25.27</text:p>
          </table:table-cell>
          <table:table-cell table:formula="of:=1000*([.H5]-[.H4])/([.G5]-[.G4])" office:value-type="float" office:value="-25.6351136363636">
            <text:p>-25.63511363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30">
            <text:p>343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table:formula="of:=[.B6]/1000" office:value-type="float" office:value="3.43">
            <text:p>3.43</text:p>
          </table:table-cell>
          <table:table-cell table:formula="of:=[.C6]*3600 + [.D6]*60" office:value-type="float" office:value="4140">
            <text:p>4140</text:p>
          </table:table-cell>
          <table:table-cell table:formula="of:=0.5*[.$H$2]*[.F6]*[.F6]" office:value-type="float" office:value="20.588575">
            <text:p>20.588575</text:p>
          </table:table-cell>
          <table:table-cell table:formula="of:=1000*([.H6]-[.H5])/([.G6]-[.G5])" office:value-type="float" office:value="-13.0039583333333">
            <text:p>-13.003958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50">
            <text:p>315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/>
          <table:table-cell table:formula="of:=[.B7]/1000" office:value-type="float" office:value="3.15">
            <text:p>3.15</text:p>
          </table:table-cell>
          <table:table-cell table:formula="of:=[.C7]*3600 + [.D7]*60" office:value-type="float" office:value="4500">
            <text:p>4500</text:p>
          </table:table-cell>
          <table:table-cell table:formula="of:=0.5*[.$H$2]*[.F7]*[.F7]" office:value-type="float" office:value="17.364375">
            <text:p>17.364375</text:p>
          </table:table-cell>
          <table:table-cell table:formula="of:=1000*([.H7]-[.H6])/([.G7]-[.G6])" office:value-type="float" office:value="-8.95611111111112">
            <text:p>-8.95611111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40">
            <text:p>294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/>
          <table:table-cell table:formula="of:=[.B8]/1000" office:value-type="float" office:value="2.94">
            <text:p>2.94</text:p>
          </table:table-cell>
          <table:table-cell table:formula="of:=[.C8]*3600 + [.D8]*60" office:value-type="float" office:value="4740">
            <text:p>4740</text:p>
          </table:table-cell>
          <table:table-cell table:formula="of:=0.5*[.$H$2]*[.F8]*[.F8]" office:value-type="float" office:value="15.1263">
            <text:p>15.1263</text:p>
          </table:table-cell>
          <table:table-cell table:formula="of:=1000*([.H8]-[.H7])/([.G8]-[.G7])" office:value-type="float" office:value="-9.3253125">
            <text:p>-9.3253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00">
            <text:p>270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/>
          <table:table-cell table:formula="of:=[.B9]/1000" office:value-type="float" office:value="2.7">
            <text:p>2.7</text:p>
          </table:table-cell>
          <table:table-cell table:formula="of:=[.C9]*3600 + [.D9]*60" office:value-type="float" office:value="5100">
            <text:p>5100</text:p>
          </table:table-cell>
          <table:table-cell table:formula="of:=0.5*[.$H$2]*[.F9]*[.F9]" office:value-type="float" office:value="12.7575">
            <text:p>12.7575</text:p>
          </table:table-cell>
          <table:table-cell table:formula="of:=1000*([.H9]-[.H8])/([.G9]-[.G8])" office:value-type="float" office:value="-6.57999999999999">
            <text:p>-6.58</text:p>
          </table:table-cell>
          <table:table-cell table:number-columns-repeated="7"/>
        </table:table-row>
        <table:table-row table:style-name="ro1" table:number-rows-repeated="9">
          <table:table-cell table:number-columns-repeated="16"/>
        </table:table-row>
        <table:table-row table:style-name="ro1">
          <table:table-cell table:number-columns-repeated="15"/>
          <table:table-cell>
            <draw:frame table:end-cell-address="Discharging.W39" table:end-x="1.185cm" table:end-y="0.386cm" draw:z-index="1" draw:style-name="gr1" draw:text-style-name="P1" svg:width="15.999cm" svg:height="8.999cm" svg:x="0.993cm" svg:y="0.42cm">
              <draw:object draw:notify-on-update-of-ranges="Discharging.G4:Discharging.G101 Discharging.H3:Discharging.H3 Discharging.H4:Discharging.H101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table:number-columns-repeated="7"/>
          <table:table-cell>
            <draw:frame table:end-cell-address="Discharging.P40" table:end-x="0.015cm" table:end-y="0.198cm" draw:z-index="0" draw:style-name="gr1" draw:text-style-name="P1" svg:width="15.999cm" svg:height="8.998cm" svg:x="2.081cm" svg:y="0.232cm">
              <draw:object draw:notify-on-update-of-ranges="Discharging.G4:Discharging.G101 Discharging.F3:Discharging.F3 Discharging.F4:Discharging.F101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9">2019-06-29</text:date>, <text:time>13:2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yton </meta:initial-creator>
    <meta:creation-date>2019-06-28T21:57:25.41</meta:creation-date>
    <dc:date>2019-06-29T13:27:04.74</dc:date>
    <dc:creator>Clayton </dc:creator>
    <meta:editing-duration>PT24M</meta:editing-duration>
    <meta:editing-cycles>6</meta:editing-cycles>
    <meta:generator>OpenOffice/4.1.6$Win32 OpenOffice.org_project/416m1$Build-9790</meta:generator>
    <meta:document-statistic meta:table-count="3" meta:cell-count="17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scatter" chart:style-name="ch1">
        <chart:legend chart:legend-position="end" svg:x="12.936cm" svg:y="4.187cm" style:legend-expansion="high" chart:style-name="ch2"/>
        <chart:plot-area chart:style-name="ch3" table:cell-range-address="'Abient light'.F4:'Abient light'.G101 'Abient light'.F3:'Abient light'.F3" chart:data-source-has-labels="row" svg:x="0.77cm" svg:y="0.851cm" svg:width="11.526cm" svg:height="7.549cm">
          <chartooo:coordinate-region svg:x="1.497cm" svg:y="1.063cm" svg:width="10.334cm" svg:height="6.66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Abient light'.F4:'Abient light'.F101" chart:label-cell-address="'Abient light'.F3:'Abient light'.F3" chart:class="chart:scatter">
            <chart:domain table:cell-range-address="'Abient light'.G4:'Abient light'.G101"/>
            <chart:data-point chart:repeated="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Voltage (V)</text:p>
                <draw:g>
                  <svg:desc>'Abient light'.F3:'Abient light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400">
                <text:p>23400</text:p>
                <draw:g>
                  <svg:desc>'Abient light'.G4:'Abient light'.G101</svg:desc>
                </draw:g>
              </table:table-cell>
              <table:table-cell office:value-type="float" office:value="1.131">
                <text:p>1.131</text:p>
                <draw:g>
                  <svg:desc>'Abient light'.F4:'Abient light'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100">
                <text:p>26100</text:p>
              </table:table-cell>
              <table:table-cell office:value-type="float" office:value="1.332">
                <text:p>1.3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640">
                <text:p>29640</text:p>
              </table:table-cell>
              <table:table-cell office:value-type="float" office:value="1.447">
                <text:p>1.4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680">
                <text:p>31680</text:p>
              </table:table-cell>
              <table:table-cell office:value-type="float" office:value="1.449">
                <text:p>1.4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760">
                <text:p>35760</text:p>
              </table:table-cell>
              <table:table-cell office:value-type="float" office:value="1.478">
                <text:p>1.4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420">
                <text:p>3642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4.188cm" style:legend-expansion="high" chart:style-name="ch2"/>
        <chart:plot-area chart:style-name="ch3" table:cell-range-address="'Abient light'.G4:'Abient light'.H101 'Abient light'.H3:'Abient light'.H3" chart:data-source-has-labels="row" svg:x="0.77cm" svg:y="0.855cm" svg:width="11.685cm" svg:height="7.545cm">
          <chartooo:coordinate-region svg:x="1.497cm" svg:y="1.067cm" svg:width="10.494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Abient light'.H4:'Abient light'.H101" chart:label-cell-address="'Abient light'.H3:'Abient light'.H3" chart:class="chart:scatter">
            <chart:domain table:cell-range-address="'Abient light'.G4:'Abient light'.G101"/>
            <chart:data-point chart:repeated="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Energy (J)</text:p>
                <draw:g>
                  <svg:desc>'Abient light'.H3:'Abient light'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400">
                <text:p>23400</text:p>
                <draw:g>
                  <svg:desc>'Abient light'.G4:'Abient light'.G101</svg:desc>
                </draw:g>
              </table:table-cell>
              <table:table-cell office:value-type="float" office:value="2.23853175">
                <text:p>2.23853175</text:p>
                <draw:g>
                  <svg:desc>'Abient light'.H4:'Abient light'.H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100">
                <text:p>26100</text:p>
              </table:table-cell>
              <table:table-cell office:value-type="float" office:value="3.104892">
                <text:p>3.1048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640">
                <text:p>29640</text:p>
              </table:table-cell>
              <table:table-cell office:value-type="float" office:value="3.66416575">
                <text:p>3.664165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680">
                <text:p>31680</text:p>
              </table:table-cell>
              <table:table-cell office:value-type="float" office:value="3.67430175">
                <text:p>3.674301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760">
                <text:p>35760</text:p>
              </table:table-cell>
              <table:table-cell office:value-type="float" office:value="3.822847">
                <text:p>3.8228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420">
                <text:p>36420</text:p>
              </table:table-cell>
              <table:table-cell office:value-type="float" office:value="3.843567">
                <text:p>3.8435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31cm" svg:height="11.249cm" xlink:href=".." xlink:type="simple" chart:class="chart:scatter" chart:style-name="ch1">
        <chart:legend chart:legend-position="end" svg:x="17.246cm" svg:y="5.312cm" style:legend-expansion="high" chart:style-name="ch2"/>
        <chart:plot-area chart:style-name="ch3" table:cell-range-address="'Direct light'.F4:'Direct light'.G101 'Direct light'.F3:'Direct light'.F3" chart:data-source-has-labels="row" svg:x="0.856cm" svg:y="1.031cm" svg:width="15.578cm" svg:height="9.574cm">
          <chartooo:coordinate-region svg:x="1.292cm" svg:y="1.243cm" svg:width="14.77cm" svg:height="8.6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irect light'.F4:'Direct light'.F101" chart:label-cell-address="'Direct light'.F3:'Direct light'.F3" chart:class="chart:scatter">
            <chart:domain table:cell-range-address="'Direct light'.G4:'Direct light'.G101"/>
            <chart:data-point chart:repeated="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Voltage (V)</text:p>
                <draw:g>
                  <svg:desc>'Direct light'.F3:'Direct light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40">
                <text:p>1740</text:p>
                <draw:g>
                  <svg:desc>'Direct light'.G4:'Direct light'.G101</svg:desc>
                </draw:g>
              </table:table-cell>
              <table:table-cell office:value-type="float" office:value="1.287">
                <text:p>1.287</text:p>
                <draw:g>
                  <svg:desc>'Direct light'.F4:'Direct light'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60">
                <text:p>1860</text:p>
              </table:table-cell>
              <table:table-cell office:value-type="float" office:value="1.842">
                <text:p>1.8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0">
                <text:p>1980</text:p>
              </table:table-cell>
              <table:table-cell office:value-type="float" office:value="2.49">
                <text:p>2.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60">
                <text:p>2160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40">
                <text:p>2340</text:p>
              </table:table-cell>
              <table:table-cell office:value-type="float" office:value="4.33">
                <text:p>4.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20">
                <text:p>2520</text:p>
              </table:table-cell>
              <table:table-cell office:value-type="float" office:value="4.86">
                <text:p>4.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00">
                <text:p>2700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80">
                <text:p>2880</text:p>
              </table:table-cell>
              <table:table-cell office:value-type="float" office:value="5.15">
                <text:p>5.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0">
                <text:p>3000</text:p>
              </table:table-cell>
              <table:table-cell office:value-type="float" office:value="5.14">
                <text:p>5.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342cm" svg:height="11.823cm" xlink:href=".." xlink:type="simple" chart:class="chart:scatter" chart:style-name="ch1">
        <chart:legend chart:legend-position="end" svg:x="16.437cm" svg:y="5.599cm" style:legend-expansion="high" chart:style-name="ch2"/>
        <chart:plot-area chart:style-name="ch3" table:cell-range-address="'Direct light'.G4:'Direct light'.H101 'Direct light'.H3:'Direct light'.H3" chart:data-source-has-labels="row" svg:x="0.836cm" svg:y="1.079cm" svg:width="14.829cm" svg:height="10.088cm">
          <chartooo:coordinate-region svg:x="1.458cm" svg:y="1.291cm" svg:width="13.836cm" svg:height="9.20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irect light'.H4:'Direct light'.H101" chart:label-cell-address="'Direct light'.H3:'Direct light'.H3" chart:class="chart:scatter">
            <chart:domain table:cell-range-address="'Direct light'.G4:'Direct light'.G101"/>
            <chart:data-point chart:repeated="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Energy (J)</text:p>
                <draw:g>
                  <svg:desc>'Direct light'.H3:'Direct light'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740">
                <text:p>1740</text:p>
                <draw:g>
                  <svg:desc>'Direct light'.G4:'Direct light'.G101</svg:desc>
                </draw:g>
              </table:table-cell>
              <table:table-cell office:value-type="float" office:value="2.89864575">
                <text:p>2.89864575</text:p>
                <draw:g>
                  <svg:desc>'Direct light'.H4:'Direct light'.H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60">
                <text:p>1860</text:p>
              </table:table-cell>
              <table:table-cell office:value-type="float" office:value="5.937687">
                <text:p>5.9376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0">
                <text:p>1980</text:p>
              </table:table-cell>
              <table:table-cell office:value-type="float" office:value="10.850175">
                <text:p>10.8501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60">
                <text:p>2160</text:p>
              </table:table-cell>
              <table:table-cell office:value-type="float" office:value="19.639375">
                <text:p>19.639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340">
                <text:p>2340</text:p>
              </table:table-cell>
              <table:table-cell office:value-type="float" office:value="32.810575">
                <text:p>32.8105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20">
                <text:p>2520</text:p>
              </table:table-cell>
              <table:table-cell office:value-type="float" office:value="41.3343">
                <text:p>41.33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00">
                <text:p>2700</text:p>
              </table:table-cell>
              <table:table-cell office:value-type="float" office:value="45.5175">
                <text:p>45.51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80">
                <text:p>2880</text:p>
              </table:table-cell>
              <table:table-cell office:value-type="float" office:value="46.414375">
                <text:p>46.41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00">
                <text:p>3000</text:p>
              </table:table-cell>
              <table:table-cell office:value-type="float" office:value="46.2343">
                <text:p>46.23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8.999cm" xlink:href=".." xlink:type="simple" chart:class="chart:scatter" chart:style-name="ch1">
        <chart:legend chart:legend-position="end" svg:x="12.936cm" svg:y="4.187cm" style:legend-expansion="high" chart:style-name="ch2"/>
        <chart:plot-area chart:style-name="ch3" table:cell-range-address="Discharging.F4:Discharging.G101 Discharging.F3:Discharging.F3" chart:data-source-has-labels="row" svg:x="0.77cm" svg:y="0.851cm" svg:width="11.526cm" svg:height="7.549cm">
          <chartooo:coordinate-region svg:x="1.206cm" svg:y="1.063cm" svg:width="10.718cm" svg:height="6.66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ischarging.F4:Discharging.F101" chart:label-cell-address="Discharging.F3:Discharging.F3" chart:class="chart:scatter">
            <chart:domain table:cell-range-address="Discharging.G4:Discharging.G101"/>
            <chart:data-point chart:repeated="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Voltage (V)</text:p>
                <draw:g>
                  <svg:desc>Discharging.F3:Discharging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20">
                <text:p>3120</text:p>
                <draw:g>
                  <svg:desc>Discharging.G4:Discharging.G101</svg:desc>
                </draw:g>
              </table:table-cell>
              <table:table-cell office:value-type="float" office:value="4.91">
                <text:p>4.91</text:p>
                <draw:g>
                  <svg:desc>Discharging.F4:Discharging.F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0">
                <text:p>378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40">
                <text:p>4140</text:p>
              </table:table-cell>
              <table:table-cell office:value-type="float" office:value="3.43">
                <text:p>3.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00">
                <text:p>4500</text:p>
              </table:table-cell>
              <table:table-cell office:value-type="float" office:value="3.15">
                <text:p>3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40">
                <text:p>4740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00">
                <text:p>5100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4.188cm" style:legend-expansion="high" chart:style-name="ch2"/>
        <chart:plot-area chart:style-name="ch3" table:cell-range-address="Discharging.G4:Discharging.H101 Discharging.H3:Discharging.H3" chart:data-source-has-labels="row" svg:x="0.77cm" svg:y="0.855cm" svg:width="11.685cm" svg:height="7.545cm">
          <chartooo:coordinate-region svg:x="1.391cm" svg:y="1.067cm" svg:width="10.693cm" svg:height="6.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ischarging.H4:Discharging.H101" chart:label-cell-address="Discharging.H3:Discharging.H3" chart:class="chart:scatter">
            <chart:domain table:cell-range-address="Discharging.G4:Discharging.G101"/>
            <chart:data-point chart:repeated="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Energy (J)</text:p>
                <draw:g>
                  <svg:desc>Discharging.H3:Discharging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120">
                <text:p>3120</text:p>
                <draw:g>
                  <svg:desc>Discharging.G4:Discharging.G101</svg:desc>
                </draw:g>
              </table:table-cell>
              <table:table-cell office:value-type="float" office:value="42.189175">
                <text:p>42.189175</text:p>
                <draw:g>
                  <svg:desc>Discharging.H4:Discharging.H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80">
                <text:p>3780</text:p>
              </table:table-cell>
              <table:table-cell office:value-type="float" office:value="25.27">
                <text:p>25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40">
                <text:p>4140</text:p>
              </table:table-cell>
              <table:table-cell office:value-type="float" office:value="20.588575">
                <text:p>20.5885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00">
                <text:p>4500</text:p>
              </table:table-cell>
              <table:table-cell office:value-type="float" office:value="17.364375">
                <text:p>17.364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740">
                <text:p>4740</text:p>
              </table:table-cell>
              <table:table-cell office:value-type="float" office:value="15.1263">
                <text:p>15.12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00">
                <text:p>5100</text:p>
              </table:table-cell>
              <table:table-cell office:value-type="float" office:value="12.7575">
                <text:p>12.75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